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0.601cm"/>
    </style:style>
    <style:style style:name="co10" style:family="table-column">
      <style:table-column-properties fo:break-before="auto" style:column-width="10.084cm"/>
    </style:style>
    <style:style style:name="co11" style:family="table-column">
      <style:table-column-properties fo:break-before="auto" style:column-width="17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atabase structure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<text:a xlink:href="https://01.kood.tech/git/Chillius/real-time-forum/issues/5" xlink:type="simple">create comments table</text:a></text:p>
          </table:table-cell>
          <table:table-cell office:value-type="string" calcext:value-type="string">
            <text:p>comments table will have fields:</text:p>
          </table:table-cell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comment_id: uuid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ost_id: uuid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user_id: uuid</text:p>
          </table:table-cell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comment_content: varcha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ment_date: rea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s://01.kood.tech/git/Chillius/real-time-forum/issues/4" xlink:type="simple">create messages table</text:a> </text:p>
          </table:table-cell>
          <table:table-cell office:value-type="string" calcext:value-type="string">
            <text:p>messages table will have field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_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id_from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id_receiver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_content: var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_date: rea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s://01.kood.tech/git/Chillius/real-time-forum/issues/3" xlink:type="simple">create posts table</text:a> </text:p>
          </table:table-cell>
          <table:table-cell office:value-type="string" calcext:value-type="string">
            <text:p>posts table will have field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_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_category: var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_title: var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_created_date: re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_content: varcha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s://01.kood.tech/git/Chillius/real-time-forum/issues/2" xlink:type="simple">create sessions table</text:a> </text:p>
          </table:table-cell>
          <table:table-cell office:value-type="string" calcext:value-type="string">
            <text:p>Add there fields to the tabl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ssion_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ssion_expiration: rea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s://01.kood.tech/git/Chillius/real-time-forum/issues/1" xlink:type="simple">create users table</text:a> </text:p>
          </table:table-cell>
          <table:table-cell office:value-type="string" calcext:value-type="string">
            <text:p>Table must contain field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: uu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kname: var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e: inte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der: varch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 Name: 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 Name: 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mail: 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sword: hash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database when server starts</text:p>
          </table:table-cell>
          <table:table-cell office:value-type="string" calcext:value-type="string">
            <text:p>check if database already exists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erver setup</text:p>
          </table:table-cell>
          <table:table-cell office:value-type="string" calcext:value-type="string">
            <text:p>create code to set up a server</text:p>
          </table:table-cell>
          <table:table-cell table:style-name="Default"/>
        </table:table-row>
      </table:table>
      <table:table table:name="kaustapuu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cke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comments.go</text:p>
          </table:table-cell>
          <table:table-cell office:value-type="string" calcext:value-type="string">
            <text:p>struct com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sert com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et_comments</text:p>
          </table:table-cell>
          <table:table-cell office:value-type="string" calcext:value-type="string">
            <text:p>post_ID j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le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in.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ntend</text:p>
          </table:table-cell>
          <table:table-cell office:value-type="string" calcext:value-type="string">
            <text:p>siin on variant kas teha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siin on variant kas </text:p>
          </table:table-cell>
          <table:table-cell office:value-type="string" calcext:value-type="string">
            <text:p>vu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ac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gul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ss</text:p>
          </table:table-cell>
          <table:table-cell table:number-columns-repeated="2"/>
        </table:table-row>
      </table:table>
      <table:table table:name="soovitan oppid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ttps://www.youtube.com/watch?v=cuHDQhDhvPE</text:p>
          </table:table-cell>
          <table:table-cell office:value-type="string" calcext:value-type="string">
            <text:p>I built the same app 10 times // Which JS Framework is best?</text:p>
          </table:table-cell>
          <table:table-cell table:style-name="ce2" office:value-type="string" calcext:value-type="string">
            <text:p>1. tee html fail ja pane script tag to the bo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 built the same app 10 times // Which JS Framework is best?</text:p>
          </table:table-cell>
          <table:table-cell office:value-type="string" calcext:value-type="string">
            <text:p>Vaata 1:47 ja tee selgeks, mis need asjad on, neid etappe kasutatakse html struktuuri seletamisel hiljem ka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built the same app 10 times // Which JS Framework is best?</text:p>
          </table:table-cell>
          <table:table-cell table:style-name="ce3" office:value-type="string" calcext:value-type="string">
            <text:p>angular on google oma, kasutamine nõuab typescripti (TS) ja on hea arendusmeeskondadele, aga algajale vbl overwhelm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built the same app 10 times // Which JS Framework is best?</text:p>
          </table:table-cell>
          <table:table-cell office:value-type="string" calcext:value-type="string">
            <text:p>vue on 10: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Vt 8:3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ttps://vuejs.org/guide/quick-start.html#creating-a-vue-application</text:p>
          </table:table-cell>
          <table:table-cell/>
          <table:table-cell table:style-name="ce3" office:value-type="string" calcext:value-type="string">
            <text:p>vahepeal proovisin sellelt lehelt ja tegi rtforum kausta kuhu tekkisid igast asjad. Kas peaks sinna kusta oma foorumi asjad kopeerima. Esialgu teen edasi nr 5 all oleva lingig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<text:a xlink:href="https://www.youtube.com/watch?v=cuHDQhDhvPE" xlink:type="simple">https://www.youtube.com/watch?v=cuHDQhDhvPE</text:a></text:span></text:p>
          </table:table-cell>
          <table:table-cell office:value-type="string" calcext:value-type="string">
            <text:p>I built the same app 10 times // Which JS Framework is best?</text:p>
          </table:table-cell>
          <table:table-cell office:value-type="string" calcext:value-type="string">
            <text:p>RealTimeForum.vue jagatakse kolme osasse template, script, sty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 built the same app 10 times // Which JS Framework is best?</text:p>
          </table:table-cell>
          <table:table-cell office:value-type="string" calcext:value-type="string">
            <text:p>scripti osa on plain javascript object (POJ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 built the same app 10 times // Which JS Framework is best?</text:p>
          </table:table-cell>
          <table:table-cell office:value-type="string" calcext:value-type="string">
            <text:p>11:24 mingi data propery j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xxx</text:p>
          </table:table-cell>
          <table:table-cell/>
          <table:table-cell office:value-type="string" calcext:value-type="string">
            <text:p>1 ja 5 lingi alt tehakse erinevalt, aga ma ei saa aru mik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siin juhendab, et tee kolm faili alustuseks index.html, app.js, style.c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10:10 avas lehitsejas. See tehakse nii et all sinisel real on Go live, vajutad seal ja siis avabki pord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13:25 oli, kuidas saaks v-bind kasutades linkida pilt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15:40 oli see kuidas klassi nimele vastavalt vormind oleks erine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20:36 juhuslike nimede saamine nupul klikkid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xxx</text:p>
          </table:table-cell>
          <table:table-cell/>
          <table:table-cell office:value-type="string" calcext:value-type="string">
            <text:p>mul pole praegu real-time-forumis package.json . Kas selle peaks ise tegema 24: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youtube.com/watch?v=qZXt1Aom3Cs</text:p>
          </table:table-cell>
          <table:table-cell office:value-type="string" calcext:value-type="string">
            <text:p>Vue JS Crash Course</text:p>
          </table:table-cell>
          <table:table-cell office:value-type="string" calcext:value-type="string">
            <text:p>28:00 vbl pisut hiljem seletab struktuuri veit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hrome jaoks on extens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pp.vued on alguses vaja muu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nne tegin mitu html-i praegu teen mitu erinevat vue-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egutsema hakkan components kaustas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rontendi ja go serverid on selles projektis kaks eraldi serveri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golangia axios.post(“localhost8000/login”) see peab aru saama et tuleb go serveriga suhtlema hakata. See on siis scripti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Vues on kaks varianti. Kasuta otions API-d mitte composition API-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vuejs.org/guide/introduction.html#api-styles</text:p>
          </table:table-cell>
          <table:table-cell/>
          <table:table-cell office:value-type="string" calcext:value-type="string">
            <text:p>vaatan seda linki ja teen tutoria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vuejs.org/tutorial/#step-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2:00:07.636921335</meta:creation-date>
    <dc:date>2022-11-18T17:30:56.893002431</dc:date>
    <meta:editing-duration>PT1H2M33S</meta:editing-duration>
    <meta:editing-cycles>4</meta:editing-cycles>
    <meta:generator>LibreOffice/7.3.6.2$Linux_X86_64 LibreOffice_project/30$Build-2</meta:generator>
    <meta:document-statistic meta:table-count="3" meta:cell-count="174" meta:object-count="0"/>
  </office:meta>
</office:document-meta>
</file>